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block_5f_p"><text:soft-page-break/><text:span text:style-name="headword_5f_entry_5f_letData_5f_dicBody">gëpin</text:span></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block_5f_p"><text:soft-page-break/><text:span text:style-name="headword_5f_entry_5f_letData_5f_dicBody">gujeng</text:span></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block_5f_p"><text:soft-page-break/><text:span text:style-name="headword_5f_entry_5f_letData_5f_dicBody">lööin</text:span></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block_5f_p"><text:soft-page-break/><text:span text:style-name="headword_5f_entry_5f_letData_5f_dicBody">nema</text:span></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block_5f_p"><text:soft-page-break/><text:span text:style-name="headword_5f_entry_5f_letData_5f_dicBody">pepelin</text:span></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block_5f_p"><text:soft-page-break/><text:span text:style-name="headword_5f_entry_5f_letData_5f_dicBody">piv</text:span></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block_5f_p"><text:soft-page-break/><text:span text:style-name="headword_5f_entry_5f_letData_5f_dicBody">rohin</text:span></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block_5f_p"><text:soft-page-break/><text:span text:style-name="headword_5f_entry_5f_letData_5f_dicBody">röp</text:span></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block_5f_p"><text:soft-page-break/><text:span text:style-name="headword_5f_entry_5f_letData_5f_dicBody">rörin</text:span></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block_5f_p"><text:soft-page-break/><text:span text:style-name="headword_5f_entry_5f_letData_5f_dicBody">sejonġ</text:span></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block_5f_p"><text:soft-page-break/><text:span text:style-name="headword_5f_entry_5f_letData_5f_dicBody">tep</text:span></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block_5f_p"><text:soft-page-break/><text:span text:style-name="headword_5f_entry_5f_letData_5f_dicBody">to</text:span></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block_5f_p"><text:soft-page-break/><text:span text:style-name="headword_5f_entry_5f_letData_5f_dicBody">veriik</text:span></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block_5f_p"><text:soft-page-break/><text:span text:style-name="headword_5f_entry_5f_letData_5f_dicBody">vonġ poḳ</text:span></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ummypage" style:family="paragraph" style:parent-style-name="none">
      <style:paragraph-properties fo:break-after="page"/>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11:12:03</meta:creation-date>
    <dc:creator>Trihus</dc:creator>
    <dc:date>2012-04-18T11:12:0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2.2137</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6\main"
Const IsPreview = "False"
Const RunMacroFirstTime = "True"
Const IsCoverImageInserted = "false"

'Changed On Apr-18-2012 for Picture TD-2937( Picture appears in the margin )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If IsCoverImageInserted = "true"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ThisComponent.getDrawPage().GetCount -1)
		oGraphic.AnchorType = com.sun.star.text.TextContentAnchorType.AT_PAGE
	End If
End Sub

Sub Test1

	if ThisComponent.getDrawPage().GetCount &gt; 0 Then
		oGraphic  = ThisComponent.getDrawPage().getByIndex(ThisComponent.getDrawPage().GetCount -1)
		oGraphic.AnchorType = com.sun.star.text.TextContentAnchorType.AT_PAGE
	End If
	Exit Sub
dim oMainform 
oGraphics = Thiscomponent.GraphicObjects
Msgbox oGraphics.count
  For i = 0 To oGraphics.getCount() -1 step 1 
  	oGraphic = oGraphics.getByIndex(i)
  	if oGraphics.count - 1 = i Then
	  	oGraphic.AnchorType = com.sun.star.text.TextContentAnchorType.AT_PAGE
  	End If
  Next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